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437b" officeooo:paragraph-rsid="000d437b"/>
    </style:style>
    <style:style style:name="P2" style:family="paragraph" style:parent-style-name="Standard">
      <style:text-properties officeooo:rsid="000d437b" officeooo:paragraph-rsid="000d681d"/>
    </style:style>
    <style:style style:name="P3" style:family="paragraph" style:parent-style-name="Standard">
      <style:text-properties officeooo:rsid="000d437b" officeooo:paragraph-rsid="000f1d02"/>
    </style:style>
    <style:style style:name="P4" style:family="paragraph" style:parent-style-name="Standard">
      <style:text-properties officeooo:rsid="000d437b" officeooo:paragraph-rsid="001d3a03"/>
    </style:style>
    <style:style style:name="P5" style:family="paragraph" style:parent-style-name="Standard">
      <style:text-properties officeooo:rsid="0010a4a8" officeooo:paragraph-rsid="000f1d02"/>
    </style:style>
    <style:style style:name="P6" style:family="paragraph" style:parent-style-name="Standard">
      <style:text-properties officeooo:rsid="00118d4c" officeooo:paragraph-rsid="00118d4c"/>
    </style:style>
    <style:style style:name="P7" style:family="paragraph" style:parent-style-name="Standard">
      <style:text-properties officeooo:rsid="00157492" officeooo:paragraph-rsid="00157492"/>
    </style:style>
    <style:style style:name="P8" style:family="paragraph" style:parent-style-name="Standard">
      <style:text-properties officeooo:rsid="0017215b" officeooo:paragraph-rsid="0017215b"/>
    </style:style>
    <style:style style:name="P9" style:family="paragraph" style:parent-style-name="Standard">
      <style:text-properties fo:font-style="italic" officeooo:rsid="0017215b" officeooo:paragraph-rsid="0017215b" style:font-style-asian="italic" style:font-style-complex="italic"/>
    </style:style>
    <style:style style:name="P10" style:family="paragraph" style:parent-style-name="Standard">
      <style:text-properties officeooo:rsid="00194c8c" officeooo:paragraph-rsid="00194c8c"/>
    </style:style>
    <style:style style:name="P11" style:family="paragraph" style:parent-style-name="Title">
      <style:text-properties officeooo:rsid="000f1d02" officeooo:paragraph-rsid="000f1d02"/>
    </style:style>
    <style:style style:name="P12" style:family="paragraph" style:parent-style-name="Standard">
      <style:text-properties officeooo:rsid="000d437b" officeooo:paragraph-rsid="000f1d02"/>
    </style:style>
    <style:style style:name="P13" style:family="paragraph" style:parent-style-name="Standard">
      <style:text-properties officeooo:rsid="001f4edb" officeooo:paragraph-rsid="001f4edb"/>
    </style:style>
    <style:style style:name="T1" style:family="text">
      <style:text-properties officeooo:rsid="000f1d02"/>
    </style:style>
    <style:style style:name="T2" style:family="text">
      <style:text-properties officeooo:rsid="0010a4a8"/>
    </style:style>
    <style:style style:name="T3" style:family="text">
      <style:text-properties officeooo:rsid="00145848"/>
    </style:style>
    <style:style style:name="T4" style:family="text">
      <style:text-properties officeooo:rsid="0017215b"/>
    </style:style>
    <style:style style:name="T5" style:family="text">
      <style:text-properties officeooo:rsid="0019161d"/>
    </style:style>
    <style:style style:name="T6" style:family="text">
      <style:text-properties officeooo:rsid="00194c8c"/>
    </style:style>
    <style:style style:name="T7" style:family="text">
      <style:text-properties officeooo:rsid="001d3a03"/>
    </style:style>
    <style:style style:name="T8" style:family="text">
      <style:text-properties officeooo:rsid="001f3e47"/>
    </style:style>
    <style:style style:name="T9" style:family="text">
      <style:text-properties officeooo:rsid="002040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Binary <text:span text:style-name="T4">Square </text:span>Matrix Combinatorics</text:p>
      <text:p text:style-name="P1">by Sven Nilsen, 2020</text:p>
      <text:p text:style-name="P2"/>
      <text:p text:style-name="P9">In this paper I formalize binary square matrix combinatorics using Directional Set Algebra.</text:p>
      <text:p text:style-name="P2"/>
      <text:p text:style-name="P8">For all `n : nat`, there is an associated <text:span text:style-name="T5">binary square matrix combinatorics:</text:span></text:p>
      <text:p text:style-name="P2"/>
      <text:p text:style-name="P2"><text:tab/><text:span text:style-name="T1">0<text:tab/><text:tab/>Empty matrix set</text:span></text:p>
      <text:p text:style-name="P2"><text:tab/><text:span text:style-name="T6">D<text:tab/><text:tab/>Diagonal matrix set</text:span></text:p>
      <text:p text:style-name="P2"><text:tab/><text:span text:style-name="T1">U<text:tab/><text:tab/>Upper strictly triangular matrix set</text:span></text:p>
      <text:p text:style-name="P2"><text:tab/><text:span text:style-name="T1">L<text:tab/><text:tab/>Lower strictly triangular matrix set</text:span></text:p>
      <text:p text:style-name="P2"><text:tab/><text:span text:style-name="T1">1<text:tab/><text:tab/>All matrices</text:span></text:p>
      <text:p text:style-name="P2"/>
      <text:p text:style-name="P6">The following law holds with <text:span text:style-name="T3">Directional</text:span> <text:span text:style-name="T3">Set</text:span> <text:span text:style-name="T3">Algebra</text:span>:</text:p>
      <text:p text:style-name="P2"/>
      <text:p text:style-name="P2"><text:tab/><text:span text:style-name="T7">D + U + L =&gt; 1</text:span></text:p>
      <text:p text:style-name="P2"/>
      <text:p text:style-name="P7">Sizes of sets, <text:span text:style-name="T7">since they share the zero matrix, gets subtracted one when added together</text:span>:</text:p>
      <text:p text:style-name="P2"/>
      <text:p text:style-name="P4"><text:tab/><text:span text:style-name="T8">|x + y| = |x| + if x == y { 0 } else { |y| – if |x| &gt; 0 ∧ |y| &gt; 0 { 1 } else { 0 } } }</text:span></text:p>
      <text:p text:style-name="P2"/>
      <text:p text:style-name="P2"><text:tab/><text:span text:style-name="T1">|0| = 0</text:span></text:p>
      <text:p text:style-name="P2"><text:tab/><text:span text:style-name="T1">|D| = 2^n</text:span></text:p>
      <text:p text:style-name="P2"><text:tab/><text:span text:style-name="T1">|1| = 2^(n · n)</text:span></text:p>
      <text:p text:style-name="P3"><text:tab/><text:span text:style-name="T1">|U| = |L| = 2^(n · (n – 1) / 2)</text:span></text:p>
      <text:p text:style-name="P3"/>
      <text:p text:style-name="P13">Notice that `|x + y|` operates on the symbolic level.</text:p>
      <text:p text:style-name="P3"/>
      <text:p text:style-name="P8">Sub-types of binary matrix sets can be constructed using elements `0`, `1` and `?`.</text:p>
      <text:p text:style-name="P6">The following laws holds with <text:span text:style-name="T3">Directional</text:span> <text:span text:style-name="T3">Set</text:span> <text:span text:style-name="T3">Algebra, where `?` is top and there is no bottom</text:span>:</text:p>
      <text:p text:style-name="P3"/>
      <text:p text:style-name="P3"><text:tab/><text:span text:style-name="T2">0 + 1 = ?</text:span></text:p>
      <text:p text:style-name="P3"/>
      <text:p text:style-name="P10">For example, for `n = 3`:</text:p>
      <text:p text:style-name="P3"/>
      <text:p text:style-name="P3"><text:tab/>? <text:span text:style-name="T6">0 0<text:tab/><text:tab/>0 ? ?<text:tab/><text:tab/>0 0 0<text:tab/><text:tab/>? ? ?</text:span></text:p>
      <text:p text:style-name="P3"><text:tab/><text:span text:style-name="T6">0 ? 0<text:tab/>+<text:tab/>0 0 ?<text:tab/>+<text:tab/>? 0 0<text:tab/>=&gt;<text:tab/>? ? ?</text:span></text:p>
      <text:p text:style-name="P3"><text:tab/><text:span text:style-name="T6">0 0 ?<text:tab/><text:tab/>0 0 0<text:tab/><text:tab/>? ? 0<text:tab/><text:tab/>? ? ?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9T17:37:52.959173000</meta:creation-date>
    <dc:date>2020-03-30T04:35:16.723886000</dc:date>
    <meta:editing-duration>PT29M16S</meta:editing-duration>
    <meta:editing-cycles>8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25" meta:word-count="232" meta:character-count="1022" meta:non-whitespace-character-count="787"/>
  </office:meta>
</office:document-meta>
</file>